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456" officeooo:paragraph-rsid="0009a456"/>
    </style:style>
    <style:style style:name="P2" style:family="paragraph" style:parent-style-name="Standard">
      <style:text-properties fo:font-weight="bold" officeooo:rsid="000a3a76" officeooo:paragraph-rsid="000a3a76" style:font-weight-asian="bold" style:font-weight-complex="bold"/>
    </style:style>
    <style:style style:name="P3" style:family="paragraph" style:parent-style-name="Standard">
      <style:text-properties fo:font-weight="bold" officeooo:rsid="0009a456" officeooo:paragraph-rsid="0009a456" style:font-weight-asian="bold" style:font-weight-complex="bold"/>
    </style:style>
    <style:style style:name="P4" style:family="paragraph" style:parent-style-name="Standard">
      <style:text-properties fo:font-weight="bold" officeooo:rsid="0011b934" officeooo:paragraph-rsid="0011b934" style:font-weight-asian="bold" style:font-weight-complex="bold"/>
    </style:style>
    <style:style style:name="P5" style:family="paragraph" style:parent-style-name="Standard">
      <style:text-properties fo:font-weight="normal" officeooo:rsid="000a3a76" officeooo:paragraph-rsid="000a3a76" style:font-weight-asian="normal" style:font-weight-complex="normal"/>
    </style:style>
    <style:style style:name="P6" style:family="paragraph" style:parent-style-name="Standard">
      <style:text-properties fo:font-weight="normal" officeooo:rsid="000b5c04" officeooo:paragraph-rsid="000b5c04" style:font-weight-asian="normal" style:font-weight-complex="normal"/>
    </style:style>
    <style:style style:name="P7" style:family="paragraph" style:parent-style-name="Standard">
      <style:text-properties fo:font-weight="normal" officeooo:rsid="000cb022" officeooo:paragraph-rsid="000cb022" style:font-weight-asian="normal" style:font-weight-complex="normal"/>
    </style:style>
    <style:style style:name="P8" style:family="paragraph" style:parent-style-name="Standard">
      <style:text-properties fo:font-weight="normal" officeooo:rsid="000ec0cb" officeooo:paragraph-rsid="000ec0cb" style:font-weight-asian="normal" style:font-weight-complex="normal"/>
    </style:style>
    <style:style style:name="P9" style:family="paragraph" style:parent-style-name="Standard">
      <style:text-properties fo:font-weight="normal" officeooo:rsid="00101a96" officeooo:paragraph-rsid="00101a96" style:font-weight-asian="normal" style:font-weight-complex="normal"/>
    </style:style>
    <style:style style:name="P10" style:family="paragraph" style:parent-style-name="Standard">
      <style:text-properties fo:font-weight="normal" officeooo:rsid="00101a96" officeooo:paragraph-rsid="0013ea7b" style:font-weight-asian="normal" style:font-weight-complex="normal"/>
    </style:style>
    <style:style style:name="P11" style:family="paragraph" style:parent-style-name="Standard">
      <style:text-properties fo:font-weight="normal" officeooo:rsid="0011b934" officeooo:paragraph-rsid="0011b934" style:font-weight-asian="normal" style:font-weight-complex="normal"/>
    </style:style>
    <style:style style:name="P12" style:family="paragraph" style:parent-style-name="Standard">
      <style:text-properties fo:font-weight="normal" officeooo:rsid="0011c160" officeooo:paragraph-rsid="0011c160" style:font-weight-asian="normal" style:font-weight-complex="normal"/>
    </style:style>
    <style:style style:name="P13" style:family="paragraph" style:parent-style-name="Standard">
      <style:text-properties fo:font-weight="normal" officeooo:rsid="0013a0a4" officeooo:paragraph-rsid="0013a0a4" style:font-weight-asian="normal" style:font-weight-complex="normal"/>
    </style:style>
    <style:style style:name="P14" style:family="paragraph" style:parent-style-name="Standard">
      <style:text-properties fo:font-weight="normal" officeooo:rsid="0013ea7b" officeooo:paragraph-rsid="0013ea7b" style:font-weight-asian="normal" style:font-weight-complex="normal"/>
    </style:style>
    <style:style style:name="P15" style:family="paragraph" style:parent-style-name="Standard">
      <style:text-properties fo:font-weight="normal" officeooo:rsid="00149f1d" officeooo:paragraph-rsid="0011b934" style:font-weight-asian="normal" style:font-weight-complex="normal"/>
    </style:style>
    <style:style style:name="P16" style:family="paragraph" style:parent-style-name="Standard">
      <style:text-properties fo:font-weight="normal" officeooo:rsid="00149f1d" officeooo:paragraph-rsid="00149f1d" style:font-weight-asian="normal" style:font-weight-complex="normal"/>
    </style:style>
    <style:style style:name="T1" style:family="text">
      <style:text-properties officeooo:rsid="000ec0cb"/>
    </style:style>
    <style:style style:name="T2" style:family="text">
      <style:text-properties officeooo:rsid="0011c160"/>
    </style:style>
    <style:style style:name="T3" style:family="text">
      <style:text-properties officeooo:rsid="0013e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ERTS</text:p>
      <text:p text:style-name="P4"/>
      <text:p text:style-name="P11">CREATE TABLE Movie (</text:p>
      <text:p text:style-name="P11"><text:tab/>id int,</text:p>
      <text:p text:style-name="P11"><text:tab/>title varchar(100),</text:p>
      <text:p text:style-name="P11"><text:tab/>year int,</text:p>
      <text:p text:style-name="P11"><text:tab/>rating varchar(10),</text:p>
      <text:p text:style-name="P11"><text:tab/>company varchar(50)</text:p>
      <text:p text:style-name="P11">);</text:p>
      <text:p text:style-name="P11"/>
      <text:p text:style-name="P11">CREATE TABLE Actor (</text:p>
      <text:p text:style-name="P11"><text:tab/>id int,</text:p>
      <text:p text:style-name="P11"><text:tab/>last varchar(20),</text:p>
      <text:p text:style-name="P11"><text:tab/>first varchar(20),</text:p>
      <text:p text:style-name="P11"><text:tab/>sex varchar(6),</text:p>
      <text:p text:style-name="P11"><text:tab/>dob date,</text:p>
      <text:p text:style-name="P11"><text:tab/>dod date</text:p>
      <text:p text:style-name="P11">);</text:p>
      <text:p text:style-name="P11"/>
      <text:p text:style-name="P11">CREATE TABLE Sales (</text:p>
      <text:p text:style-name="P11"><text:tab/>mid int,</text:p>
      <text:p text:style-name="P11"><text:tab/>ticketsSold int,</text:p>
      <text:p text:style-name="P11"><text:tab/>totalIncome int</text:p>
      <text:p text:style-name="P11">);</text:p>
      <text:p text:style-name="P11"/>
      <text:p text:style-name="P11">CREATE TABLE Director (</text:p>
      <text:p text:style-name="P11"><text:tab/>id int,</text:p>
      <text:p text:style-name="P11"><text:tab/>last varchar(20),</text:p>
      <text:p text:style-name="P11"><text:tab/>first varchar(20),</text:p>
      <text:p text:style-name="P11"><text:tab/>dob date,</text:p>
      <text:p text:style-name="P11"><text:tab/>dod date</text:p>
      <text:p text:style-name="P11">);</text:p>
      <text:p text:style-name="P11"/>
      <text:p text:style-name="P11">CREATE TABLE MovieGenre (</text:p>
      <text:p text:style-name="P11"><text:tab/>mid int,</text:p>
      <text:p text:style-name="P11"><text:tab/>genre varchar(20)</text:p>
      <text:p text:style-name="P11">);</text:p>
      <text:p text:style-name="P11"/>
      <text:p text:style-name="P11">CREATE TABLE MovieDirector (</text:p>
      <text:p text:style-name="P11"><text:tab/>mid int,</text:p>
      <text:p text:style-name="P11"><text:tab/>did int</text:p>
      <text:p text:style-name="P11">);</text:p>
      <text:p text:style-name="P11"/>
      <text:p text:style-name="P11">CREATE TABLE <text:span text:style-name="T2">MovieActor (</text:span></text:p>
      <text:p text:style-name="P11"><text:tab/><text:span text:style-name="T2">mid int,</text:span></text:p>
      <text:p text:style-name="P11"><text:tab/><text:span text:style-name="T2">aid int,</text:span></text:p>
      <text:p text:style-name="P11"><text:tab/><text:span text:style-name="T2">role varchar(50)</text:span></text:p>
      <text:p text:style-name="P12">);</text:p>
      <text:p text:style-name="P12"/>
      <text:p text:style-name="P12"><text:soft-page-break/>CREATE TABLE MovieRating (</text:p>
      <text:p text:style-name="P12"><text:tab/>mid int,</text:p>
      <text:p text:style-name="P12"><text:tab/>imdb int,</text:p>
      <text:p text:style-name="P12"><text:tab/>rot int</text:p>
      <text:p text:style-name="P12">);</text:p>
      <text:p text:style-name="P12"/>
      <text:p text:style-name="P12">CREATE TABLE Review (</text:p>
      <text:p text:style-name="P12"><text:tab/>name varchar(20),</text:p>
      <text:p text:style-name="P12"><text:tab/>time timestamp,</text:p>
      <text:p text:style-name="P12"><text:tab/>mid int,</text:p>
      <text:p text:style-name="P12"><text:tab/>rating int,</text:p>
      <text:p text:style-name="P12"><text:tab/>comment varchar(500)</text:p>
      <text:p text:style-name="P12">);</text:p>
      <text:p text:style-name="P12"/>
      <text:p text:style-name="P13">CREATE TABLE MaxPersonID (</text:p>
      <text:p text:style-name="P13"><text:tab/>id int</text:p>
      <text:p text:style-name="P13">);</text:p>
      <text:p text:style-name="P13"/>
      <text:p text:style-name="P13">CREATE TABLE MaxMovieID (</text:p>
      <text:p text:style-name="P13"><text:tab/>id int</text:p>
      <text:p text:style-name="P13">);</text:p>
      <text:p text:style-name="P3"/>
      <text:p text:style-name="P3">Constraints</text:p>
      <text:p text:style-name="P1"/>
      <text:p text:style-name="P1">1) Every movie must have an id</text:p>
      <text:p text:style-name="P1">2) Every movie must have a title</text:p>
      <text:p text:style-name="P1">3) Every actor must have an id</text:p>
      <text:p text:style-name="P1">4) Every actor must have a dob</text:p>
      <text:p text:style-name="P1">5)</text:p>
      <text:p text:style-name="P1"/>
      <text:p text:style-name="P2">Queries</text:p>
      <text:p text:style-name="P2"/>
      <text:p text:style-name="P5">Give me the names of all the actors in the movie ‘Die Another Day’.</text:p>
      <text:p text:style-name="P5"/>
      <text:p text:style-name="P7">SELECT CONCAT(A.first, “ “, A.last) AS ActorName<text:line-break/>FROM Actor A, Movie M, MovieActor MA<text:line-break/>WHERE MA.aid = A.id<text:line-break/>AND MA.mid = M.id<text:line-break/>AND M.title = ‘Die Another Day’</text:p>
      <text:p text:style-name="P5"/>
      <text:p text:style-name="P5">Give me the count of all the actors who acted in multiple movies.</text:p>
      <text:p text:style-name="P5"/>
      <text:p text:style-name="P6">SELECT COUNT(*) FROM (</text:p>
      <text:p text:style-name="P6"><text:tab/>SELECT COUNT(*)<text:line-break/><text:tab/>FROM MovieActor MA<text:line-break/><text:tab/>GROUP BY MA.aid<text:line-break/><text:tab/>HAVING COUNT(*) &gt; 1) ActorsCount</text:p>
      <text:p text:style-name="P5"/>
      <text:p text:style-name="P5">Give me the title of movies that s<text:span text:style-name="T1">old </text:span>more than 1,000,000 tickets.</text:p>
      <text:p text:style-name="P5"><text:soft-page-break/></text:p>
      <text:p text:style-name="P5">SELECT title<text:line-break/>FROM Movie M, Sales S<text:line-break/>WHERE M.id = S.mid<text:line-break/>AND S.ticketsSold &gt; 1000000</text:p>
      <text:p text:style-name="P5"/>
      <text:p text:style-name="P8">Give me all movie titles with actor “George Clooney” that sold less than 1,000,000 tickets</text:p>
      <text:p text:style-name="P14">(takes 8-10 seconds)</text:p>
      <text:p text:style-name="P14"/>
      <text:p text:style-name="P9">SELECT title<text:line-break/>FROM MovieActor MA, Movie M, Sales S, Actor A<text:line-break/>WHERE MA.mid = M.id<text:line-break/>AND MA.mid = S.mid<text:line-break/>AND MA.aid = A.id<text:line-break/>AND A.first = ‘George’</text:p>
      <text:p text:style-name="P10">AND A.last = ‘Clooney’</text:p>
      <text:p text:style-name="P10"><text:span text:style-name="T3">AND S.ticketsSold &lt; 1000000</text:span><text:line-break/></text:p>
      <text:p text:style-name="P8">Give me total amount of income by each movie genre <text:span text:style-name="T3">in descending order</text:span></text:p>
      <text:p text:style-name="P8"/>
      <text:p text:style-name="P9">SELECT genre, SUM(totalIncome) <text:span text:style-name="T3">AS totalSales</text:span><text:line-break/>FROM (</text:p>
      <text:p text:style-name="P9"><text:tab/>SELECT MG.genre AS genre, S.totalIncome AS totalIncome<text:line-break/><text:tab/>FROM MovieGenre MG, Sales S<text:line-break/><text:tab/>WHERE MG.mid = S.mid) GenreIncome<text:line-break/>GROUP BY genre</text:p>
      <text:p text:style-name="P14">ORDER BY totalSales DES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19:35.884051352</meta:creation-date>
    <dc:date>2019-01-27T20:12:42.661826678</dc:date>
    <meta:editing-duration>PT23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355" meta:character-count="2011" meta:non-whitespace-character-count="1694"/>
  </office:meta>
</office:document-meta>
</file>